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style:font-name-asian="Courier New" style:font-size-asian="12pt" style:font-name-complex="Courier New" style:font-size-complex="12pt"/>
    </style:style>
    <style:style style:name="P3" style:family="paragraph" style:parent-style-name="Standard">
      <style:text-properties style:font-name="Courier New" fo:font-size="10pt" style:font-name-asian="Courier New" style:font-size-asian="10pt" style:font-name-complex="Courier New" style:font-size-complex="10pt"/>
    </style:style>
    <style:style style:name="T1" style:family="text">
      <style:text-properties style:font-name="Times New Roman" fo:font-size="12pt" style:font-size-asian="12pt" style:font-size-complex="12pt"/>
    </style:style>
    <style:style style:name="T2" style:family="text">
      <style:text-properties fo:color="#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ing a performance benchmark for frameworks</text:p>
      <text:p text:style-name="P1"/>
      <text:p text:style-name="P1"/>
      <text:p text:style-name="P1">Objective</text:p>
      <text:p text:style-name="P1"/>
      <text:p text:style-name="P1">To create different models and functions for benchmarking Modelibra and Hibernate with PolePosition and p-unit.</text:p>
      <text:p text:style-name="P1"/>
      <text:p text:style-name="P1"/>
      <text:p text:style-name="P1">Why</text:p>
      <text:p text:style-name="P1"/>
      <text:p text:style-name="P1">Performance is a crucial criteria for accepting frameworks more broadly.</text:p>
      <text:p text:style-name="P1"/>
      <text:p text:style-name="P1">The best way to learn is to study well-designed frameworks and apply that knowledge in a new <text:s/>project. </text:p>
      <text:p text:style-name="P1"/>
      <text:p text:style-name="P1"/>
      <text:p text:style-name="P1">Approach</text:p>
      <text:p text:style-name="P1"/>
      <text:p text:style-name="P1">To study Modelibra, Hibernate, PolePosition and p-unit frameworks. </text:p>
      <text:p text:style-name="P1">To create different models and functions for benchmarking Modelibra and Hibernate with PolePosition and p-unit.</text:p>
      <text:p text:style-name="P1"/>
      <text:p text:style-name="P1"/>
      <text:p text:style-name="P1">Modelibra</text:p>
      <text:p text:style-name="P1"/>
      <text:p text:style-name="P1"><text:a xlink:type="simple" xlink:href="http://drdb.fsa.ulaval.ca/modelibra/"><text:span text:style-name="T1">http://drdb.fsa.ulaval.ca/modelibra/</text:span></text:a></text:p>
      <text:p text:style-name="P1"><text:a xlink:type="simple" xlink:href="http://www.javaforge.com/proj/summary.do?proj_id=1647"><text:span text:style-name="T1">http://www.javaforge.com/proj/summary.do?proj_id=1647</text:span></text:a></text:p>
      <text:p text:style-name="P1"/>
      <text:p text:style-name="P1">Modelibra is a domain model framework for rapid application development. A domain model may be designed, generated, and validated as a web application. Modelibra uses the Wicket web framework for generic web components that are views of model concepts. The generic web components may be mixed with specific web components to develop a professional Wicket application.</text:p>
      <text:p text:style-name="P1"/>
      <text:p text:style-name="P1"/>
      <text:p text:style-name="P1">Hibernate</text:p>
      <text:p text:style-name="P1"/>
      <text:p text:style-name="P1"><text:span text:style-name="T2">Hibernate i</text:span>s a powerful, high performance object/relational persistence and query service. <text:span text:style-name="T2">Hibernate</text:span> lets you develop persistent classes following object-oriented idiom - including association, inheritance, polymorphism, composition, and collections. </text:p>
      <text:p text:style-name="P1"/>
      <text:p text:style-name="P1"><text:a xlink:type="simple" xlink:href="http://www.hibernate.org/">http://www.hibernate.org/</text:a></text:p>
      <text:p text:style-name="P1"><text:a xlink:type="simple" xlink:href="http://www.onjava.com/pub/a/onjava/2005/09/21/what-is-hibernate.html">http://www.onjava.com/pub/a/onjava/2005/09/21/what-is-hibernate.html</text:a></text:p>
      <text:p text:style-name="P1"><text:a xlink:type="simple" xlink:href="http://www.roseindia.net/hibernate/index.shtml">http://www.roseindia.net/hibernate/index.shtml</text:a></text:p>
      <text:p text:style-name="P1"/>
      <text:p text:style-name="P1"/>
      <text:p text:style-name="P1">PolePosition</text:p>
      <text:p text:style-name="P1"/>
      <text:p text:style-name="P1">PolePosition is a benchmark test suite to compare database engines and object-relational mapping technology. </text:p>
      <text:p text:style-name="P1"/>
      <text:p text:style-name="P2"><text:a xlink:type="simple" xlink:href="http://polepos.sourceforge.net/"><text:span text:style-name="T1">http://polepos.sourceforge.net/</text:span></text:a></text:p>
      <text:p text:style-name="P3"><text:a xlink:type="simple" xlink:href="http://db4o-tools.blogspot.com/2006/08/db4o-performance.html"><text:span text:style-name="T1">http://db4o-tools.blogspot.com/2006/08/db4o-performance.html</text:span></text:a></text:p>
      <text:p text:style-name="P2"><text:a xlink:type="simple" xlink:href="http://today.java.net/pub/a/today/2005/06/14/poleposition.html"><text:span text:style-name="T1">http://today.java.net/pub/a/today/2005/06/14/poleposition.html</text:span></text:a></text:p>
      <text:p text:style-name="P2"/>
      <text:p text:style-name="P2"/>
      <text:p text:style-name="P2">p-unit</text:p>
      <text:p text:style-name="P2"/>
      <text:p text:style-name="P2">An open source framework for unit test and performance benchmark, which was initiated by Andrew Zhang, under Apache License v2.0. p-unit supports to run the same tests with single thread or multi-threads, tracks memory and time consumption, and generates the result in the form of plain text, image or pdf file. </text:p>
      <text:p text:style-name="P2"/>
      <text:p text:style-name="P2"><text:a xlink:type="simple" xlink:href="http://p-unit.sourceforge.net/">http://p-unit.sourceforge.net/</text:a></text:p>
      <text:p text:style-name="P3"><text:a xlink:type="simple" xlink:href="http://www.opensourcetesting.org/performance.php"><text:span text:style-name="T1">http://www.opensourcetesting.org/performance.php</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zenan Ridjanovic</meta:initial-creator>
    <meta:creation-date>2007-11-12T15:42:28</meta:creation-date>
    <dc:creator>Dzenan Ridjanovic</dc:creator>
    <dc:date>2007-11-12T20:04:48</dc:date>
    <dc:language>en-US</dc:language>
    <meta:editing-cycles>9</meta:editing-cycles>
    <meta:editing-duration>PT4H22M20S</meta:editing-duration>
    <meta:user-defined meta:name="Info 1"/>
    <meta:user-defined meta:name="Info 2"/>
    <meta:user-defined meta:name="Info 3"/>
    <meta:user-defined meta:name="Info 4"/>
    <meta:document-statistic meta:table-count="0" meta:image-count="0" meta:object-count="0" meta:page-count="2" meta:paragraph-count="27" meta:word-count="288" meta:character-count="2067"/>
  </office:meta>
</office:document-meta>
</file>